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3C000006F659F2D7067F8E50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-1.143cm" svg:y="-1cm" svg:width="10.998cm" svg:height="7.502cm" draw:z-index="0"><draw:image xlink:href="Pictures/100000010000093C000006F659F2D7067F8E504B.png" xlink:type="simple" xlink:show="embed" xlink:actuate="onLoad" draw:mime-type="image/png"/></draw:frame><draw:frame draw:style-name="fr1" draw:name="Immagine2" text:anchor-type="char" svg:x="-1.139cm" svg:y="6.69cm" svg:width="10.998cm" svg:height="7.502cm" draw:z-index="1"><draw:image xlink:href="Pictures/100000010000093C000006F659F2D7067F8E504B.png" xlink:type="simple" xlink:show="embed" xlink:actuate="onLoad" draw:mime-type="image/png"/></draw:frame><draw:frame draw:style-name="fr1" draw:name="Immagine3" text:anchor-type="char" svg:x="-1.139cm" svg:y="14.48cm" svg:width="10.998cm" svg:height="7.502cm" draw:z-index="2"><draw:image xlink:href="Pictures/100000010000093C000006F659F2D7067F8E504B.png" xlink:type="simple" xlink:show="embed" xlink:actuate="onLoad" draw:mime-type="image/png"/></draw:frame><draw:frame draw:style-name="fr1" draw:name="Immagine5" text:anchor-type="char" svg:x="8.588cm" svg:y="1.628cm" svg:width="10.998cm" svg:height="7.502cm" draw:z-index="3" draw:transform="translate (-14.087cm -5.379cm) rotate (4.71238898038469) translate (14.087cm 5.379cm)"><draw:image xlink:href="Pictures/100000010000093C000006F659F2D7067F8E504B.png" xlink:type="simple" xlink:show="embed" xlink:actuate="onLoad" draw:mime-type="image/png"/></draw:frame><draw:frame draw:style-name="fr1" draw:name="Immagine4" text:anchor-type="char" svg:x="8.59cm" svg:y="13.63cm" svg:width="10.998cm" svg:height="7.502cm" draw:z-index="4" draw:transform="translate (-14.089cm -17.381cm) rotate (4.71238898038469) translate (14.089cm 17.381cm)"><draw:image xlink:href="Pictures/100000010000093C000006F659F2D7067F8E504B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19:57:47.197078137</meta:creation-date>
    <meta:print-date>2023-04-08T22:03:26.330257192</meta:print-date>
    <dc:date>2023-04-08T23:16:31.985367441</dc:date>
    <meta:editing-duration>PT1H56M45S</meta:editing-duration>
    <meta:editing-cycles>6</meta:editing-cycles>
    <meta:generator>LibreOffice/7.3.7.2$Linux_X86_64 LibreOffice_project/30$Build-2</meta:generator>
    <meta:document-statistic meta:table-count="0" meta:image-count="5" meta:object-count="0" meta:page-count="1" meta:paragraph-count="1" meta:word-count="0" meta:character-count="1" meta:non-whitespace-character-count="0"/>
  </office:meta>
</office:document-meta>
</file>